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08cm" fo:min-width="10.5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Predeterminado_5f_1">
      <style:graphic-properties draw:stroke="none" svg:stroke-width="0cm" draw:fill="none" draw:textarea-vertical-align="top" draw:auto-grow-height="false" draw:fit-to-size="false" style:shrink-to-fit="false" fo:min-height="0.808cm" fo:min-width="10.5cm" fo:padding-top="0.125cm" fo:padding-bottom="0.125cm" fo:padding-left="0.25cm" fo:padding-right="0.25cm" fo:wrap-option="wrap"/>
    </style:style>
    <style:style style:name="gr5" style:family="graphic" style:parent-style-name="Predeterminado_5f_6">
      <style:graphic-properties draw:stroke="none" svg:stroke-width="0cm" draw:fill="none" draw:textarea-vertical-align="top" draw:auto-grow-height="false" draw:fit-to-size="false" style:shrink-to-fit="false" fo:min-height="1.423cm" fo:min-width="26.7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6.269cm" style:use-optimal-column-width="false"/>
    </style:style>
    <style:style style:name="co2" style:family="table-column">
      <style:table-column-properties style:column-width="6.3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778cm"/>
    </style:style>
    <style:style style:name="ro5" style:family="table-row">
      <style:table-row-properties style:row-height="2.533cm"/>
    </style:style>
    <style:style style:name="ro6" style:family="table-row">
      <style:table-row-properties style:row-height="1.782cm"/>
    </style:style>
    <style:style style:name="ro7" style:family="table-row">
      <style:table-row-properties style:row-height="2.595cm"/>
    </style:style>
    <style:style style:name="ro8" style:family="table-row">
      <style:table-row-properties style:row-height="1.824cm"/>
    </style:style>
    <style:style style:name="ro9" style:family="table-row">
      <style:table-row-properties style:row-height="2.599cm"/>
    </style:style>
    <style:style style:name="ro10" style:family="table-row">
      <style:table-row-properties style:row-height="2.396cm"/>
    </style:style>
    <style:style style:name="ro11" style:family="table-row">
      <style:table-row-properties style:row-height="3.11cm"/>
    </style:style>
    <style:style style:name="ro12" style:family="table-row">
      <style:table-row-properties style:row-height="2.399cm"/>
    </style:style>
    <style:style style:name="ro13" style:family="table-row">
      <style:table-row-properties style:row-height="2.395cm"/>
    </style:style>
    <style:style style:name="ro14" style:family="table-row">
      <style:table-row-properties style:row-height="3.108cm"/>
    </style:style>
    <style:style style:name="ro15" style:family="table-row">
      <style:table-row-properties style:row-height="1.682cm"/>
    </style:style>
    <style:style style:name="ro16" style:family="table-row">
      <style:table-row-properties style:row-height="0.969cm"/>
    </style:style>
    <style:style style:name="ro17" style:family="table-row">
      <style:table-row-properties style:row-height="1.685cm"/>
    </style:style>
    <style:style style:name="ro18" style:family="table-row">
      <style:table-row-properties style:row-height="0.966cm"/>
    </style:style>
    <style:style style:name="ro19" style:family="table-row">
      <style:table-row-properties style:row-height="1.677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weight="bold" style:font-weight-asian="bold" style:font-weight-complex="bold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9;p15" draw:style-name="gr1" draw:text-style-name="P2" draw:layer="layout" svg:width="10.999cm" svg:height="1.057cm" svg:x="0.4cm" svg:y="0.4cm">
          <text:p text:style-name="P1"><text:span text:style-name="T1">Tabla </text:span><text:span text:style-name="T2">control_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standard" draw:layer="layout" svg:width="6.268cm" svg:height="3.886cm" svg:x="0.331cm" svg:y="2.025cm">
          <table:table>
            <table:table-column table:style-name="co1"/>
            <table:table-row table:style-name="ro1">
              <table:table-cell table:style-name="ce1">
                <text:p text:style-name="P3"><text:span text:style-name="T3">id</text:span></text:p>
              </table:table-cell>
            </table:table-row>
            <table:table-row table:style-name="ro1">
              <table:table-cell table:style-name="ce2">
                <text:p text:style-name="P3"><text:span text:style-name="T1">fecha_apertura</text:span></text:p>
              </table:table-cell>
            </table:table-row>
            <table:table-row table:style-name="ro1">
              <table:table-cell table:style-name="ce3">
                <text:p text:style-name="P3"><text:span text:style-name="T1">fecha_cierre</text:span></text:p>
              </table:table-cell>
            </table:table-row>
            <table:table-row table:style-name="ro2">
              <table:table-cell table:style-name="ce2">
                <text:p text:style-name="P3"><text:span text:style-name="T1">apertura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66;p1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1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3;p14" draw:style-name="gr3" draw:text-style-name="P6" draw:layer="layout" svg:width="10.999cm" svg:height="1.057cm" svg:x="0.4cm" svg:y="0.4cm">
          <text:p text:style-name="P5"><text:span text:style-name="T1">Tabla </text:span><text:span text:style-name="T2">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standard" draw:layer="layout" svg:width="6.268cm" svg:height="9.716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cedula</text:span></text:p>
              </table:table-cell>
            </table:table-row>
            <table:table-row table:style-name="ro1">
              <table:table-cell table:style-name="ce3">
                <text:p text:style-name="P5"><text:span text:style-name="T1">primer_nombre</text:span></text:p>
              </table:table-cell>
            </table:table-row>
            <table:table-row table:style-name="ro1">
              <table:table-cell table:style-name="ce2">
                <text:p text:style-name="P5"><text:span text:style-name="T1">segundo_nombre</text:span></text:p>
              </table:table-cell>
            </table:table-row>
            <table:table-row table:style-name="ro1">
              <table:table-cell table:style-name="ce3">
                <text:p text:style-name="P5"><text:span text:style-name="T1">primer_apellido</text:span></text:p>
              </table:table-cell>
            </table:table-row>
            <table:table-row table:style-name="ro1">
              <table:table-cell table:style-name="ce2">
                <text:p text:style-name="P5"><text:span text:style-name="T1">segundo_apellido</text:span></text:p>
              </table:table-cell>
            </table:table-row>
            <table:table-row table:style-name="ro1">
              <table:table-cell table:style-name="ce3">
                <text:p text:style-name="P5"><text:span text:style-name="T1">genero</text:span></text:p>
              </table:table-cell>
            </table:table-row>
            <table:table-row table:style-name="ro2">
              <table:table-cell table:style-name="ce2">
                <text:p text:style-name="P5"><text:span text:style-name="T1">fecha_nacimiento</text:span></text:p>
              </table:table-cell>
            </table:table-row>
            <table:table-row table:style-name="ro2">
              <table:table-cell table:style-name="ce2">
                <text:p><text:span text:style-name="T1">edad</text:span></text:p>
              </table:table-cell>
            </table:table-row>
            <table:table-row table:style-name="ro2">
              <table:table-cell table:style-name="ce2">
                <text:p><text:span text:style-name="T1">nivel_instrucc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60;gb616aabc42_0_0:notes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gb616aabc42_0_0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3" draw:text-style-name="P6" draw:layer="layout" svg:width="10.999cm" svg:height="1.057cm" svg:x="0.4cm" svg:y="0.4cm">
          <text:p text:style-name="P5"><text:span text:style-name="T1">Tabla </text:span><text:span text:style-name="T2">control_encuestad</text:span><text:span text:style-name="T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4.592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respondio_encuesta</text:span></text:p>
              </table:table-cell>
            </table:table-row>
            <table:table-row table:style-name="ro1">
              <table:table-cell table:style-name="ce4">
                <text:p text:style-name="P5"><text:span text:style-name="T2">id_encuestado</text:span></text:p>
              </table:table-cell>
            </table:table-row>
            <table:table-row table:style-name="ro2">
              <table:table-cell table:style-name="ce4">
                <text:p text:style-name="P5"><text:span text:style-name="T2">id_control_encuest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72;gb616aabc42_0_5:notes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5"><text:span text:style-name="T1">Tabla </text:span><text:span text:style-name="T2">pre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pregunt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72;gb616aabc42_0_5:notes"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5"><text:span text:style-name="T1">Tabla </text:span><text:span text:style-name="T2">opciones_pregunt</text:span><text:span text:style-name="T2">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2.915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opciones</text:span></text:p>
              </table:table-cell>
            </table:table-row>
            <table:table-row table:style-name="ro1">
              <table:table-cell table:style-name="ce5">
                <text:p text:style-name="P7"><text:span text:style-name="T4">i</text:span><text:span text:style-name="T4">d</text:span><text:span text:style-name="T4">_</text:span><text:span text:style-name="T4">p</text:span><text:span text:style-name="T4">r</text:span><text:span text:style-name="T4">e</text:span><text:span text:style-name="T4">g</text:span><text:span text:style-name="T4">u</text:span><text:span text:style-name="T4">n</text:span><text:span text:style-name="T4">t</text:span><text:span text:style-name="T4">a</text:span><text:span text:style-name="T4">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72;gb616aabc42_0_5:notes"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5"><text:span text:style-name="T1">Tabla </text:span><text:span text:style-name="T2">otras_opciones_pr</text:span><text:span text:style-name="T2">e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2.915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opciones</text:span></text:p>
              </table:table-cell>
            </table:table-row>
            <table:table-row table:style-name="ro1">
              <table:table-cell table:style-name="ce5">
                <text:p text:style-name="P7"><text:span text:style-name="T4">id_pregunta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frame draw:name="Google Shape;72;gb616aabc42_0_5:notes"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81;p17" draw:style-name="gr4" draw:text-style-name="P2" draw:layer="layout" svg:width="10.999cm" svg:height="1.057cm" svg:x="0.4cm" svg:y="0.4cm">
          <text:p text:style-name="P5"><text:span text:style-name="T1">Tabla </text:span><text:span text:style-name="T2">respue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Predeterminado_5f_1" draw:layer="layout" svg:width="6.268cm" svg:height="11.427cm" svg:x="0.331cm" svg:y="2.025cm">
          <table:table>
            <table:table-column table:style-name="co1"/>
            <table:table-row table:style-name="ro3">
              <table:table-cell table:style-name="ce2">
                <text:p text:style-name="P5"><text:span text:style-name="T3">id</text:span></text:p>
              </table:table-cell>
            </table:table-row>
            <table:table-row table:style-name="ro4">
              <table:table-cell table:style-name="ce2">
                <text:p text:style-name="P5"><text:span text:style-name="T1">pregunta2</text:span></text:p>
              </table:table-cell>
            </table:table-row>
            <table:table-row table:style-name="ro4">
              <table:table-cell table:style-name="ce3">
                <text:p text:style-name="P5"><text:span text:style-name="T1">pregunta4</text:span></text:p>
              </table:table-cell>
            </table:table-row>
            <table:table-row table:style-name="ro5">
              <table:table-cell table:style-name="ce2">
                <text:p text:style-name="P5"><text:span text:style-name="T1">pregunta5</text:span></text:p>
              </table:table-cell>
            </table:table-row>
            <table:table-row table:style-name="ro5">
              <table:table-cell table:style-name="ce3">
                <text:p text:style-name="P5"><text:span text:style-name="T1">pregunta7</text:span></text:p>
              </table:table-cell>
            </table:table-row>
            <table:table-row table:style-name="ro6">
              <table:table-cell table:style-name="ce2">
                <text:p text:style-name="P5"><text:span text:style-name="T1">pregunta8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83;p17" draw:style-name="Predeterminado_5f_1" draw:layer="layout" svg:width="6.268cm" svg:height="11.436cm" svg:x="6.945cm" svg:y="2.06cm">
          <table:table>
            <table:table-column table:style-name="co1"/>
            <table:table-row table:style-name="ro7">
              <table:table-cell table:style-name="ce2">
                <text:p text:style-name="P5"><text:span text:style-name="T1">pregunta9</text:span></text:p>
              </table:table-cell>
            </table:table-row>
            <table:table-row table:style-name="ro8">
              <table:table-cell table:style-name="ce3">
                <text:p text:style-name="P5"><text:span text:style-name="T1">pregunta10</text:span></text:p>
              </table:table-cell>
            </table:table-row>
            <table:table-row table:style-name="ro8">
              <table:table-cell table:style-name="ce2">
                <text:p text:style-name="P5"><text:span text:style-name="T1">pregunta10_1</text:span></text:p>
              </table:table-cell>
            </table:table-row>
            <table:table-row table:style-name="ro7">
              <table:table-cell table:style-name="ce3">
                <text:p text:style-name="P5"><text:span text:style-name="T1">pregunta13</text:span></text:p>
              </table:table-cell>
            </table:table-row>
            <table:table-row table:style-name="ro9">
              <table:table-cell table:style-name="ce2">
                <text:p text:style-name="P5"><text:span text:style-name="T1">pregunta1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314cm" svg:height="12.696cm" svg:x="13.787cm" svg:y="1.951cm">
          <table:table>
            <table:table-column table:style-name="co2"/>
            <table:table-row table:style-name="ro10">
              <table:table-cell table:style-name="ce2">
                <text:p text:style-name="P5"><text:span text:style-name="T1">pregunta16</text:span></text:p>
              </table:table-cell>
            </table:table-row>
            <table:table-row table:style-name="ro10">
              <table:table-cell table:style-name="ce3">
                <text:p text:style-name="P5"><text:span text:style-name="T1">pregunta17</text:span></text:p>
              </table:table-cell>
            </table:table-row>
            <table:table-row table:style-name="ro10">
              <table:table-cell table:style-name="ce2">
                <text:p text:style-name="P5"><text:span text:style-name="T1">pregunta18</text:span></text:p>
              </table:table-cell>
            </table:table-row>
            <table:table-row table:style-name="ro11">
              <table:table-cell table:style-name="ce3">
                <text:p text:style-name="P5"><text:span text:style-name="T1">pregunta19</text:span></text:p>
              </table:table-cell>
            </table:table-row>
            <table:table-row table:style-name="ro12">
              <table:table-cell table:style-name="ce2">
                <text:p text:style-name="P5"><text:span text:style-name="T1">pregunta2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314cm" svg:height="14.628cm" svg:x="20.654cm" svg:y="0.335cm">
          <table:table>
            <table:table-column table:style-name="co2"/>
            <table:table-row table:style-name="ro13">
              <table:table-cell table:style-name="ce2">
                <text:p text:style-name="P5"><text:span text:style-name="T1">pregunta21</text:span></text:p>
              </table:table-cell>
            </table:table-row>
            <table:table-row table:style-name="ro13">
              <table:table-cell table:style-name="ce3">
                <text:p text:style-name="P5"><text:span text:style-name="T1">pregunta22</text:span></text:p>
              </table:table-cell>
            </table:table-row>
            <table:table-row table:style-name="ro14">
              <table:table-cell table:style-name="ce2">
                <text:p text:style-name="P5"><text:span text:style-name="T1">pregunta23</text:span></text:p>
              </table:table-cell>
            </table:table-row>
            <table:table-row table:style-name="ro13">
              <table:table-cell table:style-name="ce3">
                <text:p text:style-name="P5"><text:span text:style-name="T1">pregunta24</text:span></text:p>
              </table:table-cell>
            </table:table-row>
            <table:table-row table:style-name="ro15">
              <table:table-cell table:style-name="ce2">
                <text:p text:style-name="P5"><text:span text:style-name="T1">pregunta25</text:span></text:p>
              </table:table-cell>
            </table:table-row>
            <table:table-row table:style-name="ro16">
              <table:table-cell table:style-name="ce3">
                <text:p text:style-name="P5"><text:span text:style-name="T2">id_encuestado</text:span></text:p>
              </table:table-cell>
            </table:table-row>
            <table:table-row table:style-name="ro17">
              <table:table-cell table:style-name="ce3">
                <text:p text:style-name="P5"><text:span text:style-name="T2">id_control_encues</text:span><text:span text:style-name="T2">ta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frame draw:name="Google Shape;78;p2:notes" presentation:style-name="pr7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2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01;p20" draw:style-name="gr5" draw:text-style-name="P2" draw:layer="layout" svg:width="27.199cm" svg:height="1.672cm" svg:x="0.4cm" svg:y="0.4cm">
          <text:p text:style-name="P5"><text:span text:style-name="T5">Tabla </text:span><text:span text:style-name="T6">respuestas_pregu</text:span><text:span text:style-name="T6">nta1. </text:span><text:span text:style-name="T5">Pregunta #1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Predeterminado_5f_6" draw:layer="layout" svg:width="6.268cm" svg:height="4.574cm" svg:x="0.331cm" svg:y="2.025cm">
          <table:table>
            <table:table-column table:style-name="co1"/>
            <table:table-row table:style-name="ro18">
              <table:table-cell table:style-name="ce1">
                <text:p text:style-name="P5"><text:span text:style-name="T3">id</text:span></text:p>
              </table:table-cell>
            </table:table-row>
            <table:table-row table:style-name="ro18">
              <table:table-cell table:style-name="ce1">
                <text:p><text:span text:style-name="T1">opcion</text:span></text:p>
              </table:table-cell>
            </table:table-row>
            <table:table-row table:style-name="ro19">
              <table:table-cell table:style-name="ce2">
                <text:p text:style-name="P5"><text:span text:style-name="T1">respuesta</text:span></text:p>
              </table:table-cell>
            </table:table-row>
            <table:table-row table:style-name="ro18">
              <table:table-cell table:style-name="ce3">
                <text:p text:style-name="P5"><text:span text:style-name="T2">id_respuesta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frame draw:name="Google Shape;98;p5:notes" presentation:style-name="pr8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01;p20" draw:style-name="gr5" draw:text-style-name="P2" draw:layer="layout" svg:width="27.199cm" svg:height="1.672cm" svg:x="0.4cm" svg:y="0.4cm">
          <text:p text:style-name="P5"><text:span text:style-name="T5">Tabla </text:span><text:span text:style-name="T6">respuestas_pregu</text:span><text:span text:style-name="T6">nta3. </text:span><text:span text:style-name="T5">Pregunta #3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Predeterminado_5f_6" draw:layer="layout" svg:width="6.268cm" svg:height="4.574cm" svg:x="0.331cm" svg:y="2.025cm">
          <table:table>
            <table:table-column table:style-name="co1"/>
            <table:table-row table:style-name="ro18">
              <table:table-cell table:style-name="ce1">
                <text:p text:style-name="P5"><text:span text:style-name="T3">id</text:span></text:p>
              </table:table-cell>
            </table:table-row>
            <table:table-row table:style-name="ro18">
              <table:table-cell table:style-name="ce1">
                <text:p><text:span text:style-name="T1">opcion</text:span></text:p>
              </table:table-cell>
            </table:table-row>
            <table:table-row table:style-name="ro19">
              <table:table-cell table:style-name="ce2">
                <text:p text:style-name="P5"><text:span text:style-name="T1">respuesta</text:span></text:p>
              </table:table-cell>
            </table:table-row>
            <table:table-row table:style-name="ro18">
              <table:table-cell table:style-name="ce3">
                <text:p text:style-name="P5"><text:span text:style-name="T2">id_respuesta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frame draw:name="Google Shape;98;p5:notes" presentation:style-name="pr9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01;p20" draw:style-name="gr5" draw:text-style-name="P2" draw:layer="layout" svg:width="27.199cm" svg:height="1.672cm" svg:x="0.4cm" svg:y="0.4cm">
          <text:p text:style-name="P5"><text:span text:style-name="T5">Tabla </text:span><text:span text:style-name="T6">respuestas_pregu</text:span><text:span text:style-name="T6">nta6. </text:span><text:span text:style-name="T5">Pregunta #6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Predeterminado_5f_6" draw:layer="layout" svg:width="6.268cm" svg:height="4.574cm" svg:x="0.331cm" svg:y="2.025cm">
          <table:table>
            <table:table-column table:style-name="co1"/>
            <table:table-row table:style-name="ro18">
              <table:table-cell table:style-name="ce1">
                <text:p text:style-name="P5"><text:span text:style-name="T3">id</text:span></text:p>
              </table:table-cell>
            </table:table-row>
            <table:table-row table:style-name="ro18">
              <table:table-cell table:style-name="ce1">
                <text:p><text:span text:style-name="T1">opcion</text:span></text:p>
              </table:table-cell>
            </table:table-row>
            <table:table-row table:style-name="ro19">
              <table:table-cell table:style-name="ce2">
                <text:p text:style-name="P5"><text:span text:style-name="T1">respuesta</text:span></text:p>
              </table:table-cell>
            </table:table-row>
            <table:table-row table:style-name="ro18">
              <table:table-cell table:style-name="ce3">
                <text:p text:style-name="P5"><text:span text:style-name="T2">id_respuesta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draw:name="Google Shape;98;p5:notes" presentation:style-name="pr10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01;p20" draw:style-name="gr5" draw:text-style-name="P2" draw:layer="layout" svg:width="27.199cm" svg:height="1.672cm" svg:x="0.4cm" svg:y="0.4cm">
          <text:p text:style-name="P5"><text:span text:style-name="T5">Tabla </text:span><text:span text:style-name="T6">respuestas_pregu</text:span><text:span text:style-name="T6">nta11. </text:span><text:span text:style-name="T5">Pregunta </text:span><text:span text:style-name="T5">#11</text:span><text:span text:style-name="T1">, selección </text:span><text:span text:style-name="T1">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Predeterminado_5f_6" draw:layer="layout" svg:width="6.268cm" svg:height="4.574cm" svg:x="0.331cm" svg:y="2.025cm">
          <table:table>
            <table:table-column table:style-name="co1"/>
            <table:table-row table:style-name="ro18">
              <table:table-cell table:style-name="ce1">
                <text:p text:style-name="P5"><text:span text:style-name="T3">id</text:span></text:p>
              </table:table-cell>
            </table:table-row>
            <table:table-row table:style-name="ro18">
              <table:table-cell table:style-name="ce1">
                <text:p><text:span text:style-name="T1">opcion</text:span></text:p>
              </table:table-cell>
            </table:table-row>
            <table:table-row table:style-name="ro19">
              <table:table-cell table:style-name="ce2">
                <text:p text:style-name="P5"><text:span text:style-name="T1">respuesta</text:span></text:p>
              </table:table-cell>
            </table:table-row>
            <table:table-row table:style-name="ro18">
              <table:table-cell table:style-name="ce3">
                <text:p text:style-name="P5"><text:span text:style-name="T2">id_respuesta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frame draw:name="Google Shape;98;p5:notes" presentation:style-name="pr1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Google Shape;101;p20" draw:style-name="gr5" draw:text-style-name="P2" draw:layer="layout" svg:width="27.199cm" svg:height="1.672cm" svg:x="0.4cm" svg:y="0.4cm">
          <text:p text:style-name="P5"><text:span text:style-name="T5">Tabla </text:span><text:span text:style-name="T6">respuestas_pregunta12. </text:span><text:span text:style-name="T5">Pregunta #12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Predeterminado_5f_6" draw:layer="layout" svg:width="6.268cm" svg:height="4.727cm" svg:x="0.331cm" svg:y="2.025cm">
          <table:table>
            <table:table-column table:style-name="co1"/>
            <table:table-row table:style-name="ro18">
              <table:table-cell table:style-name="ce1">
                <text:p text:style-name="P5"><text:span text:style-name="T3">id</text:span></text:p>
              </table:table-cell>
            </table:table-row>
            <table:table-row table:style-name="ro18">
              <table:table-cell table:style-name="ce1">
                <text:p><text:span text:style-name="T1">opcion</text:span></text:p>
              </table:table-cell>
            </table:table-row>
            <table:table-row table:style-name="ro19">
              <table:table-cell table:style-name="ce2">
                <text:p text:style-name="P5"><text:span text:style-name="T1">respuesta</text:span></text:p>
              </table:table-cell>
            </table:table-row>
            <table:table-row table:style-name="ro18">
              <table:table-cell table:style-name="ce3">
                <text:p text:style-name="P5"><text:span text:style-name="T2">id_respuestas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frame draw:name="Google Shape;98;p5:notes" presentation:style-name="pr1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Google Shape;101;p20" draw:style-name="gr5" draw:text-style-name="P2" draw:layer="layout" svg:width="27.199cm" svg:height="1.672cm" svg:x="0.4cm" svg:y="0.4cm">
          <text:p text:style-name="P5"><text:span text:style-name="T5">Tabla </text:span><text:span text:style-name="T6">respuestas_pregunta15. </text:span><text:span text:style-name="T5">Pregunta #15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Predeterminado_5f_6" draw:layer="layout" svg:width="6.268cm" svg:height="4.574cm" svg:x="0.331cm" svg:y="2.025cm">
          <table:table>
            <table:table-column table:style-name="co1"/>
            <table:table-row table:style-name="ro18">
              <table:table-cell table:style-name="ce1">
                <text:p text:style-name="P5"><text:span text:style-name="T3">id</text:span></text:p>
              </table:table-cell>
            </table:table-row>
            <table:table-row table:style-name="ro18">
              <table:table-cell table:style-name="ce1">
                <text:p><text:span text:style-name="T1">opcion</text:span></text:p>
              </table:table-cell>
            </table:table-row>
            <table:table-row table:style-name="ro19">
              <table:table-cell table:style-name="ce2">
                <text:p text:style-name="P5"><text:span text:style-name="T1">respuesta</text:span></text:p>
              </table:table-cell>
            </table:table-row>
            <table:table-row table:style-name="ro18">
              <table:table-cell table:style-name="ce3">
                <text:p text:style-name="P5"><text:span text:style-name="T2">id_respuesta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frame draw:name="Google Shape;98;p5:notes" presentation:style-name="pr1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" style:display-name="Predeterminado_4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5" style:display-name="Predeterminado_5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6" style:display-name="Predeterminado_6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" style:display-name="Predeterminad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21-01-20T23:06:21.043241992</dc:date>
    <meta:editing-duration>PT10H15M3S</meta:editing-duration>
    <meta:editing-cycles>27</meta:editing-cycles>
    <meta:document-statistic meta:object-count="73"/>
  </office:meta>
</office:document-meta>
</file>